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747" officeooo:paragraph-rsid="00069747"/>
    </style:style>
    <style:style style:name="P2" style:family="paragraph" style:parent-style-name="Standard">
      <style:text-properties officeooo:rsid="00069747" officeooo:paragraph-rsid="0006c633"/>
    </style:style>
    <style:style style:name="P3" style:family="paragraph" style:parent-style-name="Standard">
      <style:text-properties officeooo:rsid="00069747" officeooo:paragraph-rsid="0006f886"/>
    </style:style>
    <style:style style:name="P4" style:family="paragraph" style:parent-style-name="Standard">
      <style:text-properties officeooo:rsid="0006f886" officeooo:paragraph-rsid="0006f886" fo:background-color="#3333ff"/>
    </style:style>
    <style:style style:name="P5" style:family="paragraph" style:parent-style-name="Standard">
      <style:text-properties officeooo:rsid="0006f886" officeooo:paragraph-rsid="0006f886"/>
    </style:style>
    <style:style style:name="P6" style:family="paragraph" style:parent-style-name="Standard">
      <style:text-properties officeooo:rsid="00077e45" officeooo:paragraph-rsid="00077e45"/>
    </style:style>
    <style:style style:name="P7" style:family="paragraph" style:parent-style-name="Standard">
      <style:text-properties officeooo:rsid="0008a190" officeooo:paragraph-rsid="0008a190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69747" officeooo:paragraph-rsid="0006974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6c633"/>
    </style:style>
    <style:style style:name="T3" style:family="text">
      <style:text-properties officeooo:rsid="0006c633" fo:background-color="#3333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</text:p>
      <text:p text:style-name="P1"><text:tab/>background</text:p>
      <text:p text:style-name="P1"><text:tab/>logo</text:p>
      <text:p text:style-name="P2"><text:tab/>zamów online</text:p>
      <text:p text:style-name="P2"><text:tab/><text:tab/><text:span text:style-name="T2">przejście do </text:span><text:span text:style-name="T3">sklepu</text:span></text:p>
      <text:p text:style-name="P2"/>
      <text:p text:style-name="P2"><text:tab/>listwa z poniższymi<text:tab/></text:p>
      <text:p text:style-name="P1"/>
      <text:p text:style-name="P1">o nas</text:p>
      <text:p text:style-name="P1"><text:tab/>background</text:p>
      <text:p text:style-name="P1"><text:tab/>tekst</text:p>
      <text:p text:style-name="P1"/>
      <text:p text:style-name="P1"><text:tab/>Galeria</text:p>
      <text:p text:style-name="P1"><text:tab/>jedzenia</text:p>
      <text:p text:style-name="P1"><text:tab/>środka lokalu</text:p>
      <text:p text:style-name="P1"/>
      <text:p text:style-name="P7">rezerwacje</text:p>
      <text:p text:style-name="P7"><text:tab/>ile osób</text:p>
      <text:p text:style-name="P7"><text:tab/>kiedy</text:p>
      <text:p text:style-name="P7"><text:tab/>dostępność</text:p>
      <text:p text:style-name="P7"><text:tab/>stoliki</text:p>
      <text:p text:style-name="P1"/>
      <text:p text:style-name="P4">menu</text:p>
      <text:p text:style-name="P3"><text:tab/>jak? Dane czy jakieś foto?</text:p>
      <text:p text:style-name="P3"><text:tab/>koszyk</text:p>
      <text:p text:style-name="P1"><text:tab/>login</text:p>
      <text:p text:style-name="P1"><text:tab/>jak przedstawić produkty?</text:p>
      <text:p text:style-name="P1"><text:tab/>jak dodawać do koszyka</text:p>
      <text:p text:style-name="P1"><text:tab/>po dodaniu info na <text:span text:style-name="T1">koszyku</text:span> ile produktów już tam jest</text:p>
      <text:p text:style-name="P1"><text:tab/></text:p>
      <text:p text:style-name="P1"/>
      <text:p text:style-name="P1">kontakt</text:p>
      <text:p text:style-name="P1"><text:tab/><text:span text:style-name="T2">mapa</text:span></text:p>
      <text:p text:style-name="P1"><text:tab/><text:span text:style-name="T2">adres</text:span></text:p>
      <text:p text:style-name="P1"><text:tab/><text:span text:style-name="T2">formularz kontaktowy</text:span></text:p>
      <text:p text:style-name="P1"/>
      <text:p text:style-name="P1">global context</text:p>
      <text:p text:style-name="P1"><text:tab/><text:span text:style-name="T1">koszyk</text:span> + przejście do sklepu + wejście do koszyka</text:p>
      <text:p text:style-name="P1"><text:tab/><text:tab/>po wejściu do koszyka </text:p>
      <text:p text:style-name="P1"><text:tab/><text:tab/><text:tab/>formularz zamówienia</text:p>
      <text:p text:style-name="P1"><text:tab/><text:tab/><text:tab/>info o zamówieniu</text:p>
      <text:p text:style-name="P1"><text:tab/><text:tab/><text:tab/><text:span text:style-name="T2">możliwość stworzenia konta</text:span></text:p>
      <text:p text:style-name="P1"><text:tab/>na dole adres</text:p>
      <text:p text:style-name="P1"><text:tab/>social media + floating przyciski</text:p>
      <text:p text:style-name="P1"><text:tab/>przycisk ‘go to top’</text:p>
      <text:p text:style-name="P1"><text:tab/></text:p>
      <text:p text:style-name="P1"/>
      <text:p text:style-name="P8"/>
      <text:p text:style-name="P1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DB:</text:p>
      <text:p text:style-name="P5"/>
      <text:p text:style-name="P6">składnik</text:p>
      <text:p text:style-name="P5"><text:tab/>nazwa</text:p>
      <text:p text:style-name="P5"><text:tab/></text:p>
      <text:p text:style-name="P5"/>
      <text:p text:style-name="P5">danie</text:p>
      <text:p text:style-name="P5"><text:tab/>nazwa</text:p>
      <text:p text:style-name="P5"><text:tab/>cena</text:p>
      <text:p text:style-name="P5"/>
      <text:p text:style-name="P7">napoje</text:p>
      <text:p text:style-name="P7"><text:tab/>alkohole</text:p>
      <text:p text:style-name="P7"><text:tab/>inne</text:p>
      <text:p text:style-name="P5"/>
      <text:p text:style-name="P7">stoł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15:36.645417876</meta:creation-date>
    <dc:date>2017-09-01T15:56:47.858260717</dc:date>
    <meta:editing-duration>PT9M4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101" meta:character-count="653" meta:non-whitespace-character-count="550"/>
  </office:meta>
</office:document-meta>
</file>